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0, 2021 (07:50: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Text_20_body">Action: ~ Reading instructions is not always easy. You should try to always understand what is crucial, what is important, and what is optional. Although you may have overlooked that subtlety, the previous paragraph actually meant</text:p>
      <text:p text:style-name="P3">&gt; Go read [Installing Software](../../software_install.html) as soon as possible, you want to be ready for the next lab!</text:p>
      <text:p text:style-name="P4"/>
      <text:p text:style-name="P5">This is particularly true for labs asking for you to set things up: there is little to gain in postponing that step, and if you are facing difficulties, it is better [to ask](#how-to-get-help-1) earlier rather than later!</text:p>
      <text:p text:style-name="First_20_paragraph">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6">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6">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6">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6">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6">The <text:a xlink:type="simple" xlink:href="https://www.augusta.edu/pamplin/writingcenter/" office:name=""><text:span text:style-name="Definition">Writing Center</text:span></text:a> can help you with any written, oral, or multimedia project.</text:p>
        </text:list-item>
        <text:list-item>
          <text:p text:style-name="P6">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7">Once you’ve identified your issue, try again from scratch to see if you missed a point.</text:p>
        </text:list-item>
        <text:list-item>
          <text:p text:style-name="P7">Go over the instructions, and <text:a xlink:type="simple" xlink:href="https://github.com/csci-1301/csci-1301.github.io/search?q=ask+a+question" office:name=""><text:span text:style-name="Definition">look in our resources</text:span></text:a> for some meaningful keywords.</text:p>
        </text:list-item>
        <text:list-item>
          <text:p text:style-name="P7">Think about how you can describe your issue, what is the shortest route to reproduce it.</text:p>
        </text:list-item>
        <text:list-item>
          <text:p text:style-name="P7">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0:17Z</meta:creation-date>
    <dc:date>2021-08-10T23:50:17Z</dc:date>
    <meta:user-defined meta:name="date" meta:value-type="string">August  10, 2021 (07:50: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